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264D04C2D7F41E05B82.png" manifest:media-type="image/png"/>
  <manifest:file-entry manifest:full-path="Pictures/100002010000012C000000695A32E07366ABFB0E.png" manifest:media-type="image/png"/>
  <manifest:file-entry manifest:full-path="Pictures/10000201000003E0000001A1F6A73BB4.png" manifest:media-type="image/png"/>
  <manifest:file-entry manifest:full-path="Pictures/1000020100000618000003AE132799DFCA43D345.png" manifest:media-type="image/png"/>
  <manifest:file-entry manifest:full-path="Pictures/10000201000003CF000000691BC7A0E2.png" manifest:media-type="image/png"/>
  <manifest:file-entry manifest:full-path="Pictures/10000201000003E00000018257C4D39B.png" manifest:media-type="image/png"/>
  <manifest:file-entry manifest:full-path="Pictures/1000020100000181000000D7E838CA251C2E5CAA.png" manifest:media-type="image/png"/>
  <manifest:file-entry manifest:full-path="Pictures/10000201000003CF00000108D46019AE.png" manifest:media-type="image/png"/>
  <manifest:file-entry manifest:full-path="Pictures/10000201000003E0000000F55FD593BB.png" manifest:media-type="image/png"/>
  <manifest:file-entry manifest:full-path="Pictures/10000201000003E0000001814BA3F7D6.png" manifest:media-type="image/png"/>
  <manifest:file-entry manifest:full-path="Pictures/10000201000003E000000073C0ED673A.png" manifest:media-type="image/png"/>
  <manifest:file-entry manifest:full-path="Pictures/10000201000003E0000000CADF47E2973086D189.png" manifest:media-type="image/png"/>
  <manifest:file-entry manifest:full-path="Pictures/10000201000003E0000000F5AF48EACB.png" manifest:media-type="image/png"/>
  <manifest:file-entry manifest:full-path="Pictures/10000201000002A800000210273BD332BE8BD9A4.png" manifest:media-type="image/png"/>
  <manifest:file-entry manifest:full-path="Pictures/10000201000003E0000001A19537CCDD.png" manifest:media-type="image/png"/>
  <manifest:file-entry manifest:full-path="Pictures/10000201000003CF000000683FC91FFD.png" manifest:media-type="image/png"/>
  <manifest:file-entry manifest:full-path="Pictures/10000201000003CF00000107226547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438cm" fo:min-width="2.388cm" fo:padding-top="0.225cm" fo:padding-bottom="0.225cm" fo:padding-left="0.35cm" fo:padding-right="0.35cm"/>
    </style:style>
    <style:style style:name="gr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74cm" fo:min-width="16.518cm" fo:padding-top="0.15cm" fo:padding-bottom="0.15cm" fo:padding-left="0.275cm" fo:padding-right="0.275cm" fo:wrap-option="wrap" draw:shadow-opacity="80%"/>
    </style:style>
    <style:style style:name="gr6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536cm" fo:min-width="2.486cm" fo:padding-top="0.225cm" fo:padding-bottom="0.225cm" fo:padding-left="0.35cm" fo:padding-right="0.35cm"/>
    </style:style>
    <style:style style:name="gr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4.396cm" fo:padding-top="0.15cm" fo:padding-bottom="0.15cm" fo:padding-left="0.275cm" fo:padding-right="0.275cm" fo:wrap-option="wrap" draw:shadow-opacity="80%"/>
    </style:style>
    <style:style style:name="gr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2.506cm" fo:padding-top="0.225cm" fo:padding-bottom="0.225cm" fo:padding-left="0.35cm" fo:padding-right="0.3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258cm" fo:min-width="6.408cm" fo:padding-top="0.225cm" fo:padding-bottom="0.225cm" fo:padding-left="0.35cm" fo:padding-right="0.35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4.212cm" fo:min-width="15.762cm" fo:padding-top="0.15cm" fo:padding-bottom="0.15cm" fo:padding-left="0.275cm" fo:padding-right="0.275cm" fo:wrap-option="wrap" draw:shadow-opacity="80%"/>
    </style:style>
    <style:style style:name="gr13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1.726cm" fo:padding-top="0.225cm" fo:padding-bottom="0.225cm" fo:padding-left="0.35cm" fo:padding-right="0.35cm"/>
    </style:style>
    <style:style style:name="gr1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13cm" fo:min-width="9.68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2.656cm"/>
    </style:style>
    <style:style style:name="pr2" style:family="presentation" style:parent-style-name="top-title">
      <style:graphic-properties fo:min-height="6.91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834cm"/>
    </style:style>
    <style:style style:name="pr5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fo:font-size="60pt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Migu 1C" style:font-name-asian="Migu 1C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loext:graphic-properties draw:fill-color="#ffffff"/>
      <style:text-properties fo:font-size="20pt" style:font-size-asian="20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48pt" style:font-name-asian="Migu 1C" style:font-size-asian="48pt" style:font-size-complex="48pt"/>
    </style:style>
    <style:style style:name="T4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7.6cm" svg:height="2.656cm" svg:x="0.6cm" svg:y="-0.056cm" presentation:class="title" presentation:user-transformed="true">
          <draw:text-box>
            <text:p><text:span text:style-name="T1">キッズプログラミング教室ぐらみん</text:span></text:p>
          </draw:text-box>
        </draw:frame>
        <draw:frame presentation:style-name="pr2" draw:text-style-name="P2" draw:layer="layout" svg:width="26.2cm" svg:height="6.919cm" svg:x="1cm" svg:y="5.933cm" presentation:class="title" presentation:user-transformed="true">
          <draw:text-box>
            <text:p><text:span text:style-name="T2">背景を作ろ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856cm" svg:height="12.4cm" svg:x="2.4cm" svg:y="6.6cm">
          <draw:image xlink:href="Pictures/10000201000003D400000264D04C2D7F41E05B82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1</text:span><text:span text:style-name="T3">）</text:span></text:p>
          </draw:text-box>
        </draw:frame>
        <draw:custom-shape draw:style-name="gr4" draw:text-style-name="P7" xml:id="id2" draw:id="id2" draw:layer="layout" svg:width="3.4cm" svg:height="3.2cm" svg:x="2.2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" draw:text-style-name="P8" xml:id="id1" draw:id="id1" draw:layer="layout" svg:width="17.4cm" svg:height="3.406cm" svg:x="9.2cm" svg:y="16.794cm">
          <text:p text:style-name="P3"><text:span text:style-name="T4">スプライトリストの「ステージ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9.2cm" svg:y1="18.497cm" svg:x2="5.6cm" svg:y2="13.6cm" draw:start-shape="id1" draw:end-shape="id2" svg:d="M9200 18497l-3600-4897" svg:viewBox="0 0 3601 4898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2</text:span><text:span text:style-name="T3">）</text:span></text:p>
          </draw:text-box>
        </draw:frame>
        <draw:custom-shape draw:style-name="gr7" draw:text-style-name="P7" xml:id="id4" draw:id="id4" draw:layer="layout" svg:width="3.4cm" svg:height="2.2cm" svg:x="6.6cm" svg:y="9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8" xml:id="id3" draw:id="id3" draw:layer="layout" svg:width="15.2cm" svg:height="2.606cm" svg:x="11.8cm" svg:y="17.4cm">
          <text:p text:style-name="P3"><text:span text:style-name="T4">「背景」というタブ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9.4cm" svg:y1="17.4cm" svg:x2="10cm" svg:y2="10.9cm" draw:start-shape="id3" draw:start-glue-point="0" draw:end-shape="id4" svg:d="M19400 17400l-9400-6500" svg:viewBox="0 0 9401 6501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3</text:span><text:span text:style-name="T3">）</text:span></text:p>
          </draw:text-box>
        </draw:frame>
        <draw:custom-shape draw:style-name="gr9" draw:text-style-name="P7" xml:id="id6" draw:id="id6" draw:layer="layout" svg:width="3.4cm" svg:height="2cm" svg:x="5.5cm" svg:y="11.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8" xml:id="id5" draw:id="id5" draw:layer="layout" svg:width="15.2cm" svg:height="2.606cm" svg:x="11.8cm" svg:y="17.4cm">
          <text:p text:style-name="P3"><text:span text:style-name="T4">「ペイント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9.4cm" svg:y1="17.4cm" svg:x2="8.9cm" svg:y2="12.5cm" draw:start-shape="id5" draw:start-glue-point="0" draw:end-shape="id6" svg:d="M19400 17400l-10500-4900" svg:viewBox="0 0 10501 49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swer" presentation:presentation-page-layout-name="AL2T19">
        <draw:frame draw:style-name="gr10" draw:text-style-name="P5" draw:layer="layout" svg:width="22.449cm" svg:height="13.554cm" svg:x="2.776cm" svg:y="7cm">
          <draw:image xlink:href="Pictures/1000020100000618000003AE132799DFCA43D345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</text:span><text:span text:style-name="T3">4</text:span><text:span text:style-name="T3">）</text:span></text:p>
          </draw:text-box>
        </draw:frame>
        <draw:custom-shape draw:style-name="gr11" draw:text-style-name="P7" xml:id="id8" draw:id="id8" draw:layer="layout" svg:width="7.4cm" svg:height="3cm" svg:x="2.7cm" svg:y="11.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2" draw:text-style-name="P8" xml:id="id7" draw:id="id7" draw:layer="layout" svg:width="16.8cm" svg:height="5cm" svg:x="10.8cm" svg:y="5.8cm">
          <text:p text:style-name="P3"><text:span text:style-name="T4">鉛筆（えんぴつ）ツールや線ツールを使って好（す）きな背景を描こ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0.8cm" svg:y1="8.3cm" svg:x2="6.4cm" svg:y2="11.3cm" draw:start-shape="id7" draw:start-glue-point="3" draw:end-shape="id8" draw:end-glue-point="0" svg:d="M10800 8300l-4400 3000" svg:viewBox="0 0 4401 3001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draw:frame draw:style-name="gr10" draw:text-style-name="P5" draw:layer="layout" svg:width="22.449cm" svg:height="13.554cm" svg:x="2.776cm" svg:y="6.2cm">
          <draw:image xlink:href="Pictures/1000020100000618000003AE132799DFCA43D345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背景を作ろう（５）</text:span></text:p>
          </draw:text-box>
        </draw:frame>
        <draw:custom-shape draw:style-name="gr13" draw:text-style-name="P7" xml:id="id10" draw:id="id10" draw:layer="layout" svg:width="2.6cm" svg:height="1.8cm" svg:x="18.8cm" svg:y="18.06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8" xml:id="id9" draw:id="id9" draw:layer="layout" svg:width="10.6cm" svg:height="3.8cm" svg:x="15.8cm" svg:y="8.8cm">
          <text:p text:style-name="P3"><text:span text:style-name="T4">背景が描けたら「</text:span><text:span text:style-name="T4">OK</text:span><text:span text:style-name="T4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21.1cm" svg:y1="12.6cm" svg:x2="20.1cm" svg:y2="18.063cm" draw:start-shape="id9" draw:end-shape="id10" draw:end-glue-point="0" svg:d="M21100 12600l-1000 5463" svg:viewBox="0 0 1001 5464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Migu 1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_5f_-background" style:display-name="Answer_-background" style:family="presentation">
      <style:graphic-properties draw:stroke="none" draw:fill="none"/>
      <style:text-properties style:letter-kerning="true"/>
    </style:style>
    <style:style style:name="Answer_5f_-backgroundobjects" style:display-name="Answ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_5f_-notes" style:display-name="Answ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_5f_-outline1" style:display-name="Answer_-outline1" style:family="presentation">
      <style:graphic-properties draw:stroke="none" draw:fill="none" draw:auto-grow-height="false" draw:fit-to-size="shrink-to-fit">
        <text:list-style style:name="Answer_5f_-outline1" style:display-name="Answer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outline2" style:display-name="Answer_-outline2" style:family="presentation" style:parent-style-name="Answer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_5f_-outline3" style:display-name="Answer_-outline3" style:family="presentation" style:parent-style-name="Answer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_5f_-outline4" style:display-name="Answer_-outline4" style:family="presentation" style:parent-style-name="Answ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_5f_-outline5" style:display-name="Answer_-outline5" style:family="presentation" style:parent-style-name="Answ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6" style:display-name="Answer_-outline6" style:family="presentation" style:parent-style-name="Answ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7" style:display-name="Answer_-outline7" style:family="presentation" style:parent-style-name="Answ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8" style:display-name="Answer_-outline8" style:family="presentation" style:parent-style-name="Answ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9" style:display-name="Answer_-outline9" style:family="presentation" style:parent-style-name="Answ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subtitle" style:display-name="Answer_-subtitle" style:family="presentation">
      <style:graphic-properties draw:stroke="none" draw:fill="none" draw:textarea-vertical-align="middle">
        <text:list-style style:name="Answer_5f_-subtitle" style:display-name="Answer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title" style:display-name="Answer_-title" style:family="presentation">
      <style:graphic-properties draw:stroke="none" draw:fill="none" draw:textarea-vertical-align="middle">
        <text:list-style style:name="Answer_5f_-title" style:display-name="Answer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標準_20_6_5f_-background" style:display-name="標準 6_-background" style:family="presentation">
      <style:graphic-properties draw:stroke="none" draw:fill="none"/>
      <style:text-properties style:letter-kerning="true"/>
    </style:style>
    <style:style style:name="標準_20_6_5f_-backgroundobjects" style:display-name="標準 6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_5f_-notes" style:display-name="標準 6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6_5f_-outline1" style:display-name="標準 6_-outline1" style:family="presentation">
      <style:graphic-properties draw:stroke="none" draw:fill="none" draw:auto-grow-height="false" draw:fit-to-size="shrink-to-fit">
        <text:list-style style:name="標準_20_6_5f_-outline1" style:display-name="標準 6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outline2" style:display-name="標準 6_-outline2" style:family="presentation" style:parent-style-name="標準_20_6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6_5f_-outline3" style:display-name="標準 6_-outline3" style:family="presentation" style:parent-style-name="標準_20_6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6_5f_-outline4" style:display-name="標準 6_-outline4" style:family="presentation" style:parent-style-name="標準_20_6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6_5f_-outline5" style:display-name="標準 6_-outline5" style:family="presentation" style:parent-style-name="標準_20_6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6" style:display-name="標準 6_-outline6" style:family="presentation" style:parent-style-name="標準_20_6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7" style:display-name="標準 6_-outline7" style:family="presentation" style:parent-style-name="標準_20_6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8" style:display-name="標準 6_-outline8" style:family="presentation" style:parent-style-name="標準_20_6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9" style:display-name="標準 6_-outline9" style:family="presentation" style:parent-style-name="標準_20_6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subtitle" style:display-name="標準 6_-subtitle" style:family="presentation">
      <style:graphic-properties draw:stroke="none" draw:fill="none" draw:textarea-vertical-align="middle">
        <text:list-style style:name="標準_20_6_5f_-subtitle" style:display-name="標準 6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title" style:display-name="標準 6_-title" style:family="presentation">
      <style:graphic-properties draw:stroke="none" draw:fill="none" draw:textarea-vertical-align="middle">
        <text:list-style style:name="標準_20_6_5f_-title" style:display-name="標準 6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Answer_5f_-title">
      <style:graphic-properties draw:auto-grow-height="false" fo:min-height="3.507cm"/>
    </style:style>
    <style:style style:name="Mpr41" style:family="presentation" style:parent-style-name="Answer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Answer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Answer_5f_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標準_20_6_5f_-title">
      <style:graphic-properties draw:auto-grow-height="false" fo:min-height="3.507cm"/>
    </style:style>
    <style:style style:name="Mpr45" style:family="presentation" style:parent-style-name="標準_20_6_5f_-backgroundobjects">
      <style:graphic-properties draw:stroke="none" draw:fill="none" draw:fill-color="#ffffff" draw:auto-grow-height="false" fo:min-height="1.449cm"/>
    </style:style>
    <style:style style:name="Mpr46" style:family="presentation" style:parent-style-name="標準_20_6_5f_-backgroundobjects">
      <style:graphic-properties draw:stroke="none" draw:fill="none" draw:fill-color="#ffffff" draw:auto-grow-height="false" fo:min-height="1.485cm"/>
    </style:style>
    <style:style style:name="Mpr47" style:family="presentation" style:parent-style-name="標準_20_6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E838CA251C2E5CAA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57C4D39B.png" xlink:type="simple" xlink:show="embed" xlink:actuate="onLoad">
          <text:p/>
        </draw:image>
      </draw:frame>
      <draw:frame presentation:style-name="Question01_20_h1-title" draw:layer="backgroundobjects" svg:width="22.6cm" svg:height="4.906cm" svg:x="1cm" svg:y="5.694cm" presentation:class="titl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3E0000000F55FD593BB.png" xlink:type="simple" xlink:show="embed" xlink:actuate="onLoad">
          <text:p/>
        </draw:image>
      </draw:frame>
      <draw:frame presentation:style-name="Question01_20_h2-title" draw:layer="backgroundobjects" svg:width="24.4cm" svg:height="2.343cm" svg:x="0.1cm" svg:y="5.1cm" presentation:class="title" presentation:placeholder="true">
        <draw:text-box/>
      </draw:frame>
      <draw:frame presentation:style-name="Question01_20_h2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3E0000000F5AF48EACB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9537CCDD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D46019AE.png" xlink:type="simple" xlink:show="embed" xlink:actuate="onLoad">
          <text:p/>
        </draw:image>
      </draw:frame>
      <draw:frame presentation:style-name="標準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83FC91FFD.png" xlink:type="simple" xlink:show="embed" xlink:actuate="onLoad">
          <text:p/>
        </draw:image>
      </draw:frame>
      <draw:frame presentation:style-name="標準_20_2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7226547DC.png" xlink:type="simple" xlink:show="embed" xlink:actuate="onLoad">
          <text:p/>
        </draw:image>
      </draw:frame>
      <draw:frame presentation:style-name="標準_20_3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3CF000000691BC7A0E2.png" xlink:type="simple" xlink:show="embed" xlink:actuate="onLoad">
          <text:p/>
        </draw:image>
      </draw:frame>
      <draw:frame presentation:style-name="標準_20_4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5-title" draw:layer="backgroundobjects" svg:width="25.199cm" svg:height="3.506cm" svg:x="1.4cm" svg:y="3.837cm" presentation:class="title" presentation:placeholder="true">
        <draw:text-box/>
      </draw:frame>
      <draw:frame presentation:style-name="標準_20_5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3.268cm" svg:x="0cm" svg:y="0cm">
        <draw:image xlink:href="Pictures/10000201000003E000000073C0ED673A.png" xlink:type="simple" xlink:show="embed" xlink:actuate="onLoad">
          <text:p/>
        </draw:image>
      </draw:frame>
      <draw:frame presentation:style-name="標準_20_6-title" draw:layer="backgroundobjects" svg:width="24.2cm" svg:height="3.506cm" svg:x="1.4cm" svg:y="0.837cm" presentation:class="title" presentation:placeholder="true">
        <draw:text-box/>
      </draw:frame>
      <draw:frame presentation:style-name="標準_20_6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_5f_" style:display-name="Answer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_5f_-outline1" draw:layer="backgroundobjects" svg:width="24.639cm" svg:height="12.18cm" svg:x="1.4cm" svg:y="4.914cm" presentation:class="outline" presentation:placeholder="true">
        <draw:text-box/>
      </draw:frame>
      <draw:frame presentation:style-name="Answer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_5f_-title" draw:layer="backgroundobjects" svg:width="14.848cm" svg:height="11.136cm" svg:x="3.075cm" svg:y="2.257cm" presentation:class="page"/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_5f_" style:display-name="標準 6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4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4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_5f_-title" draw:layer="backgroundobjects" svg:width="14.848cm" svg:height="11.136cm" svg:x="3.075cm" svg:y="2.257cm" presentation:class="page"/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6:56.144829124</dc:date>
    <meta:editing-duration>P1DT6H40M17S</meta:editing-duration>
    <meta:editing-cycles>373</meta:editing-cycles>
    <meta:generator>LibreOffice/5.1.6.2$Linux_X86_64 LibreOffice_project/10m0$Build-2</meta:generator>
    <meta:document-statistic meta:object-count="237"/>
  </office:meta>
</office:document-meta>
</file>